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LaunchConfiguration.testTreeEntry( String the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tusLaunchConfiguration.testFailed( int theStatus , String theTestId , String theTestName , String the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tusLaunchConfiguration.testEnded( String theTestId , String theTe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tusLaunchConfiguration.testRunStarted( int theTest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tusLaunchConfiguration.getClasspathEntryArray( URL [ ] theAntUR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tusLaunchConfiguration.launch( final ILaunchConfiguration theConfiguration , final String theMode , final ILaunch theLaunch , final IProgressMonitor theP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CactusLaunchConfiguration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actusLaunchConfiguration.testRunStopped( long theElapse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LaunchConfiguration.testStarted( String theTestId , String theTe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tusLaunchConfiguration.getCactusVMArgs( IJavaProject theJava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tusLaunchConfiguration.testRunTermin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LaunchConfiguration.testReran( String theTestId , String theTestClass , String theTestName , int theStatus , String the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tusLaunchConfiguration.toMemento( IRuntimeClasspathEntry [ ] theEnt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tusLaunchConfiguration.getCactus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tusLaunchConfiguration.toMemento( IClasspathEntry [ ] theEnt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ctusLaunchConfiguration.testRunEnded( long theElapsedTi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